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omine" svg:font-family="Domin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omine" fo:font-size="14pt" fo:font-style="italic" fo:font-weight="bold" officeooo:rsid="0000c28b" officeooo:paragraph-rsid="0000c28b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omine" fo:font-size="14pt" fo:font-style="italic" fo:font-weight="bold" officeooo:rsid="0000c28b" officeooo:paragraph-rsid="0000c28b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0c28b" officeooo:paragraph-rsid="0000c28b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2642d" officeooo:paragraph-rsid="0002642d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4649c" officeooo:paragraph-rsid="0004649c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57de6" officeooo:paragraph-rsid="00057de6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70ad2" officeooo:paragraph-rsid="00070ad2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aa6bd" officeooo:paragraph-rsid="000aa6b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d3c5b" officeooo:paragraph-rsid="000d3c5b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ddba9" officeooo:paragraph-rsid="000ddba9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1e5c4" officeooo:paragraph-rsid="0011e5c4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5c0ab" officeooo:paragraph-rsid="0015c0ab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5c0ab" officeooo:paragraph-rsid="00203c06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b66b2" officeooo:paragraph-rsid="001b66b2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b66b2" officeooo:paragraph-rsid="00203c06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2051d" officeooo:paragraph-rsid="0000c28b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2642d" officeooo:paragraph-rsid="0002642d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57de6" officeooo:paragraph-rsid="0004649c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70ad2" officeooo:paragraph-rsid="00070ad2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aa6bd" officeooo:paragraph-rsid="000aa6bd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c7e0e" officeooo:paragraph-rsid="000aa6bd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ef596" officeooo:paragraph-rsid="000ddba9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ff61a" officeooo:paragraph-rsid="000ddba9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omine" fo:font-size="12pt" fo:font-style="italic" fo:font-weight="normal" officeooo:rsid="0000c28b" officeooo:paragraph-rsid="0000c28b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02642d" officeooo:paragraph-rsid="00203c06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13494" officeooo:paragraph-rsid="00213494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15ba0" officeooo:paragraph-rsid="00215ba0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15ba0" officeooo:paragraph-rsid="0023c0f1" style:font-size-asian="10.5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15ba0" officeooo:paragraph-rsid="0026cfc7" style:font-size-asian="10.5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15ba0" officeooo:paragraph-rsid="002ba295" style:font-size-asian="10.5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2c725e" officeooo:paragraph-rsid="002c725e" style:font-size-asian="10.5pt" style:font-style-asian="italic" style:font-weight-asian="bold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32c960" officeooo:paragraph-rsid="0032c960" style:font-size-asian="10.5pt" style:font-style-asian="italic" style:font-weight-asian="bold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344a71" officeooo:paragraph-rsid="00344a71" style:font-size-asian="10.5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344a71" officeooo:paragraph-rsid="003757a1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362bd3" officeooo:paragraph-rsid="00362bd3" style:font-size-asian="10.5pt" style:font-style-asian="italic" style:font-weight-asian="bold" style:font-size-complex="12pt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5c0ab" officeooo:paragraph-rsid="003757a1" style:font-size-asian="10.5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omine" fo:font-size="12pt" fo:font-style="italic" fo:font-weight="bold" officeooo:rsid="0015c0ab" officeooo:paragraph-rsid="00390498" style:font-size-asian="10.5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5c0ab" officeooo:paragraph-rsid="0000c28b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5c0ab" officeooo:paragraph-rsid="0015c0ab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5c0ab" officeooo:paragraph-rsid="00203c06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5c0ab" officeooo:paragraph-rsid="003757a1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d2e99" officeooo:paragraph-rsid="001b66b2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normal" officeooo:rsid="001f0bbc" officeooo:paragraph-rsid="001b66b2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line-through-style="none" style:text-line-through-type="none" style:font-name="Domine" fo:font-size="12pt" fo:font-style="italic" fo:font-weight="bold" officeooo:rsid="001b66b2" officeooo:paragraph-rsid="001b66b2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051d" style:font-weight-asian="normal" style:font-weight-complex="normal"/>
    </style:style>
    <style:style style:name="T3" style:family="text">
      <style:text-properties fo:font-weight="normal" officeooo:rsid="00057de6" style:font-weight-asian="normal" style:font-weight-complex="normal"/>
    </style:style>
    <style:style style:name="T4" style:family="text">
      <style:text-properties fo:font-weight="normal" officeooo:rsid="00078cf9" style:font-weight-asian="normal" style:font-weight-complex="normal"/>
    </style:style>
    <style:style style:name="T5" style:family="text">
      <style:text-properties fo:font-weight="normal" officeooo:rsid="000983bc" style:font-weight-asian="normal" style:font-weight-complex="normal"/>
    </style:style>
    <style:style style:name="T6" style:family="text">
      <style:text-properties fo:font-weight="normal" officeooo:rsid="000c7e0e" style:font-weight-asian="normal" style:font-weight-complex="normal"/>
    </style:style>
    <style:style style:name="T7" style:family="text">
      <style:text-properties fo:font-weight="normal" officeooo:rsid="000cf930" style:font-weight-asian="normal" style:font-weight-complex="normal"/>
    </style:style>
    <style:style style:name="T8" style:family="text">
      <style:text-properties fo:font-weight="normal" officeooo:rsid="000ef596" style:font-weight-asian="normal" style:font-weight-complex="normal"/>
    </style:style>
    <style:style style:name="T9" style:family="text">
      <style:text-properties fo:font-weight="normal" officeooo:rsid="000ff61a" style:font-weight-asian="normal" style:font-weight-complex="normal"/>
    </style:style>
    <style:style style:name="T10" style:family="text">
      <style:text-properties fo:font-weight="normal" officeooo:rsid="001466be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weight="normal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15c0ab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17a299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1d2e99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1f0bbc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03c06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57de6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0ff61a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2ce61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3c0f1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3d437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240cb6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25e9f7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269e9e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26cfc7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283cf4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28c046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2e5dbd" style:font-weight-asian="normal" style:font-weight-complex="normal"/>
    </style:style>
    <style:style style:name="T30" style:family="text">
      <style:text-properties style:text-line-through-style="none" style:text-line-through-type="none" fo:font-weight="normal" officeooo:rsid="002f8f32" style:font-weight-asian="normal" style:font-weight-complex="normal"/>
    </style:style>
    <style:style style:name="T31" style:family="text">
      <style:text-properties style:text-line-through-style="none" style:text-line-through-type="none" fo:font-weight="normal" officeooo:rsid="0030ba52" style:font-weight-asian="normal" style:font-weight-complex="normal"/>
    </style:style>
    <style:style style:name="T32" style:family="text">
      <style:text-properties style:text-line-through-style="none" style:text-line-through-type="none" fo:font-weight="normal" officeooo:rsid="0032473a" style:font-weight-asian="normal" style:font-weight-complex="normal"/>
    </style:style>
    <style:style style:name="T33" style:family="text">
      <style:text-properties style:text-line-through-style="none" style:text-line-through-type="none" fo:font-weight="normal" officeooo:rsid="0035f031" style:font-weight-asian="normal" style:font-weight-complex="normal"/>
    </style:style>
    <style:style style:name="T34" style:family="text">
      <style:text-properties style:text-line-through-style="none" style:text-line-through-type="none" fo:font-weight="normal" officeooo:rsid="00372ccb" style:font-weight-asian="normal" style:font-weight-complex="normal"/>
    </style:style>
    <style:style style:name="T35" style:family="text">
      <style:text-properties style:text-line-through-style="none" style:text-line-through-type="none" fo:font-weight="normal" officeooo:rsid="00390498" style:font-weight-asian="normal" style:font-weight-complex="normal"/>
    </style:style>
    <style:style style:name="T36" style:family="text">
      <style:text-properties style:text-line-through-style="none" style:text-line-through-type="none" officeooo:rsid="000ff61a"/>
    </style:style>
    <style:style style:name="T37" style:family="text">
      <style:text-properties style:text-line-through-style="none" style:text-line-through-type="none" officeooo:rsid="0026cfc7"/>
    </style:style>
    <style:style style:name="T38" style:family="text">
      <style:text-properties style:text-line-through-style="none" style:text-line-through-type="none" officeooo:rsid="0028c046"/>
    </style:style>
    <style:style style:name="T39" style:family="text">
      <style:text-properties style:text-line-through-style="none" style:text-line-through-type="none" officeooo:rsid="0035f031"/>
    </style:style>
    <style:style style:name="T40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exbox – Anotações</text:p>
      <text:p text:style-name="P1"/>
      <text:p text:style-name="P2"/>
      <text:p text:style-name="P3">Flex Container: <text:span text:style-name="T1">É a tag que envolve os itens. Transforma todos os seus itens filhos em flex itens. </text:span><text:span text:style-name="T2">Nela que aplicamos o display: flex.</text:span></text:p>
      <text:p text:style-name="P16"/>
      <text:p text:style-name="P4">Flex Item: <text:span text:style-name="T1">Itens que são filhos diretos de um Flex Container. E também podem se tornar flex container.</text:span></text:p>
      <text:p text:style-name="P17"/>
      <text:p text:style-name="P17"/>
      <text:p text:style-name="P17"/>
      <text:p text:style-name="P5">1 – Propriedades Flex Container:</text:p>
      <text:p text:style-name="P5"/>
      <text:p text:style-name="P6">Display: flex:</text:p>
      <text:p text:style-name="P18"><text:tab/>- Transforma todos os elementos filhos do container em flex Itens;</text:p>
      <text:p text:style-name="P18"><text:tab/>- Os filhos passam a respeitar o tamanho total ao do seu conteúdo;</text:p>
      <text:p text:style-name="P5"/>
      <text:p text:style-name="P7">Flex-direction:</text:p>
      <text:p text:style-name="P7"><text:tab/>- <text:span text:style-name="T5">Estabelece o eixo principal do container;</text:span></text:p>
      <text:p text:style-name="P7"><text:span text:style-name="T1"><text:tab/>- Row (linha) </text:span><text:span text:style-name="T4">ou row-reverse</text:span><text:span text:style-name="T1">, Column (coluna) </text:span><text:span text:style-name="T4">ou column-reverse</text:span><text:span text:style-name="T1">;</text:span></text:p>
      <text:p text:style-name="P19"/>
      <text:p text:style-name="P8">Flex-wrap: </text:p>
      <text:p text:style-name="P20"><text:tab/>- Define a quebra de linha dos elementos;</text:p>
      <text:p text:style-name="P8"><text:span text:style-name="T1"><text:tab/>- </text:span><text:span text:style-name="T6">nowrap (não quebra linha), wrap (quebra a linha) </text:span><text:span text:style-name="T7">ou wrap-reverse</text:span><text:span text:style-name="T6">;</text:span></text:p>
      <text:p text:style-name="P21"/>
      <text:p text:style-name="P9">Flex-flow:</text:p>
      <text:p text:style-name="P9"><text:tab/><text:span text:style-name="T1">- Shorthand para usar flex-direction and flex-wrap;</text:span></text:p>
      <text:p text:style-name="P21"/>
      <text:p text:style-name="P10">Justify-content:</text:p>
      <text:p text:style-name="P10"><text:tab/><text:span text:style-name="T1">- </text:span><text:span text:style-name="T8">Se encarregada do alinhamento dos itens dentro do container;</text:span></text:p>
      <text:p text:style-name="P10"><text:tab/><text:span text:style-name="T1">- </text:span><text:span text:style-name="T8">Trata também a distribuição de espaçamento entre eles;</text:span></text:p>
      <text:p text:style-name="P10"><text:span text:style-name="T1"><text:tab/>- </text:span><text:span text:style-name="T8">OBS: caso seus itens estejam ocupando 100% de todo container, ela <text:tab/>não se aplica;</text:span></text:p>
      <text:p text:style-name="P22"/>
      <text:p text:style-name="P10"><text:span text:style-name="T8"><text:tab/>- </text:span><text:span text:style-name="T9">Flex-start: início do container;</text:span></text:p>
      <text:p text:style-name="P23"><text:tab/>- Flex-end: fim do container;</text:p>
      <text:p text:style-name="P10"><text:tab/><text:span text:style-name="T1">- </text:span><text:span text:style-name="T9">Center: centro do container;</text:span></text:p>
      <text:p text:style-name="P5"><text:span text:style-name="T3"><text:tab/>- </text:span><text:span text:style-name="T9">space-between: espaço entre os itens;</text:span></text:p>
      <text:p text:style-name="P4"><text:span text:style-name="T1"><text:tab/></text:span><text:span text:style-name="T9">- space-around: espaço entre os itens com espaços também nas <text:tab/>margens;</text:span></text:p>
      <text:p text:style-name="P24"/>
      <text:p text:style-name="P11">Align-items:</text:p>
      <text:p text:style-name="P11"><text:tab/>-<text:span text:style-name="T10">Alinhamento do eixo vertical</text:span><text:tab/><text:span text:style-name="T1">;</text:span></text:p>
      <text:p text:style-name="P24"><text:tab/></text:p>
      <text:p text:style-name="P3"><text:span text:style-name="T1"><text:tab/></text:span><text:span text:style-name="T13">- flex-start: alinhamento dos itens no início;</text:span></text:p>
      <text:p text:style-name="P38"><text:tab/>- center: alinhamentos dos itens ao centro;</text:p>
      <text:p text:style-name="P38"><text:tab/>- stretch(esticar): padrão, e os flex itens crescem igualmente;</text:p>
      <text:p text:style-name="P12"><text:span text:style-name="T12"><text:tab/>- </text:span><text:span text:style-name="T14">flex-end: alinhamento dos itens ao final;</text:span></text:p>
      <text:p text:style-name="P12"><text:span text:style-name="T12"><text:tab/>-</text:span><text:span text:style-name="T14"> baseline: alinhamento de acordo com a linha base da tipografia dos i<text:tab/>tens;</text:span></text:p>
      <text:p text:style-name="P39"/>
      <text:p text:style-name="P44"><text:soft-page-break/>Align-content:</text:p>
      <text:p text:style-name="P14"><text:span text:style-name="T12"><text:tab/>- </text:span><text:span text:style-name="T15">É a propriedade responsável por tratar o alinhamento das linhas do <text:tab/>container em relação ao eixo vertical do container;</text:span></text:p>
      <text:p text:style-name="P42"><text:tab/></text:p>
      <text:p text:style-name="P14"><text:span text:style-name="T15"><text:tab/>- </text:span><text:span text:style-name="T16">Precisamos que: o container utilize quebra de linhas e a altura do <text:tab/>cont</text:span><text:span text:style-name="T17">a</text:span><text:span text:style-name="T16">iner seja maior que a soma das linhas dos itens;</text:span></text:p>
      <text:p text:style-name="P43"/>
      <text:p text:style-name="P15"><text:span text:style-name="T16"><text:tab/></text:span><text:span text:style-name="T13">- flex-start: alinhamento dos itens no início;</text:span></text:p>
      <text:p text:style-name="P40"><text:tab/>- center: alinhamentos dos itens ao centro;</text:p>
      <text:p text:style-name="P40"><text:tab/>- stretch(esticar): padrão, e os flex itens crescem igualmente;</text:p>
      <text:p text:style-name="P13"><text:span text:style-name="T12"><text:tab/>- </text:span><text:span text:style-name="T14">flex-end: alinhamento dos itens ao final;</text:span></text:p>
      <text:p text:style-name="P13"><text:span text:style-name="T16"><text:tab/>-</text:span><text:span text:style-name="T18"> </text:span><text:span text:style-name="T19">space-between: espaço entre os itens;</text:span></text:p>
      <text:p text:style-name="P25"><text:span text:style-name="T14"><text:tab/></text:span><text:span text:style-name="T19">- space-around: espaço entre os itens com espaços também nas <text:tab/>margens;</text:span></text:p>
      <text:p text:style-name="P25"><text:span text:style-name="T19"/></text:p>
      <text:p text:style-name="P25"><text:span text:style-name="T19"/></text:p>
      <text:p text:style-name="P26"><text:span text:style-name="T36">2 – </text:span><text:span text:style-name="T11">Propriedades Flex item</text:span></text:p>
      <text:p text:style-name="P26"><text:span text:style-name="T11"/></text:p>
      <text:p text:style-name="P27"><text:span text:style-name="T11">Flex-grow:</text:span></text:p>
      <text:p text:style-name="P27"><text:span text:style-name="T11"><text:tab/></text:span><text:span text:style-name="T12">- </text:span><text:span text:style-name="T22">Crescimento dos itens; </text:span><text:span text:style-name="T23">ex: A tem tamanho </text:span><text:span text:style-name="T24">1</text:span><text:span text:style-name="T23"> se B tiver flex-grow 1 B</text:span><text:span text:style-name="T25">terá</text:span><text:span text:style-name="T23"><text:tab/>terá tamanho </text:span><text:span text:style-name="T25">2*1 </text:span></text:p>
      <text:p text:style-name="P27"><text:span text:style-name="T12"><text:tab/>- </text:span><text:span text:style-name="T20">Define a proporcionalidade de crescimentos dos items, respeitando o t <text:tab/>amanho de seus conteúdos internos.</text:span></text:p>
      <text:p text:style-name="P27"><text:span text:style-name="T20"><text:tab/>- </text:span><text:span text:style-name="T21">OBS: não irá funcionar caso tenhamos adicionado justify-content ao <text:tab/>nosso flex container</text:span></text:p>
      <text:p text:style-name="P28"><text:span text:style-name="T20"><text:tab/></text:span></text:p>
      <text:p text:style-name="P29"><text:span text:style-name="T37">Flex Basis:</text:span></text:p>
      <text:p text:style-name="P29"><text:span text:style-name="T26"><text:tab/></text:span><text:span text:style-name="T20">-</text:span><text:span text:style-name="T27"> Tamanho base do elemento.</text:span></text:p>
      <text:p text:style-name="P30"><text:span text:style-name="T27"><text:tab/>- </text:span><text:span text:style-name="T28">Tamanho interno da esquerda e direita baseado pelo flex-grow</text:span></text:p>
      <text:p text:style-name="P30"><text:span text:style-name="T28"><text:tab/><text:tab/></text:span></text:p>
      <text:p text:style-name="P31"><text:span text:style-name="T38">F</text:span><text:span text:style-name="T11">lex-shrink:</text:span></text:p>
      <text:p text:style-name="P31"><text:span text:style-name="T12"><text:tab/>- </text:span><text:span text:style-name="T29">Propriedade que estabelece a capacidade de redução e compressão de <text:tab/>um item;</text:span></text:p>
      <text:p text:style-name="P31"><text:span text:style-name="T29"><text:tab/>- </text:span><text:span text:style-name="T30">valor 1,</text:span><text:span text:style-name="T31">2...</text:span><text:span text:style-name="T30">: reduz os itens proporcionalmente, </text:span><text:span text:style-name="T31">exemplo: esse elemento <text:tab/>pode ser reduzido em até 2 vezes, caso o flex-shrink esteja setado como <text:tab/>2</text:span><text:span text:style-name="T30">. Valor 0 não permite que os i</text:span><text:span text:style-name="T32">t</text:span><text:span text:style-name="T30">ens reduzam ou comprimam.</text:span></text:p>
      <text:p text:style-name="P31"><text:span text:style-name="T29"/></text:p>
      <text:p text:style-name="P32"><text:span text:style-name="T38">F</text:span><text:span text:style-name="T11">lex:</text:span></text:p>
      <text:p text:style-name="P32"><text:span text:style-name="T12"><text:tab/>- Abreviação para grow, shrink e basis (exatamente nessa ordem);</text:span></text:p>
      <text:p text:style-name="P32"><text:span text:style-name="T12"/></text:p>
      <text:p text:style-name="P33"><text:span text:style-name="T11">Order: </text:span></text:p>
      <text:p text:style-name="P33"><text:span text:style-name="T12"><text:tab/>- </text:span><text:span text:style-name="T33">Define a ordem de cada item;</text:span></text:p>
      <text:p text:style-name="P33"><text:span text:style-name="T33"><text:tab/>- Todos os itens precisam ter order para que funcione e saibam sua <text:tab/>posição;</text:span></text:p>
      <text:p text:style-name="P33"><text:span text:style-name="T33"/></text:p>
      <text:p text:style-name="P35"><text:span text:style-name="T39">A</text:span><text:span text:style-name="T11">lign-self:</text:span></text:p>
      <text:p text:style-name="P33"><text:span text:style-name="T33"><text:tab/>- </text:span><text:span text:style-name="T34">Alinhamento individual de cada item;</text:span></text:p>
      <text:p text:style-name="P33"><text:span text:style-name="T33"><text:tab/></text:span></text:p>
      <text:p text:style-name="P34"><text:span text:style-name="T33"><text:tab/></text:span><text:span text:style-name="T13">- flex-start: alinhamento dos itens no início;</text:span></text:p>
      <text:p text:style-name="P41"><text:tab/>- center: alinhamentos dos itens ao centro;</text:p>
      <text:p text:style-name="P41"><text:tab/>- stretch(esticar): padrão, e os flex itens crescem igualmente;</text:p>
      <text:p text:style-name="P36"><text:span text:style-name="T12"><text:tab/>- </text:span><text:span text:style-name="T14">flex-end: alinhamento dos itens ao final;</text:span></text:p>
      <text:p text:style-name="P37"><text:soft-page-break/><text:span text:style-name="T16"><text:tab/>-</text:span><text:span text:style-name="T18"> </text:span><text:span text:style-name="T35">baseline: </text:span><text:span text:style-name="T14">alinhamento de acordo com a linha base da tipografia dos i<text:tab/>tens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omine" svg:font-family="Domine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22:23:31.090763878</meta:creation-date>
    <dc:date>2021-10-14T20:45:42.653371343</dc:date>
    <meta:editing-duration>PT3H45M30S</meta:editing-duration>
    <meta:editing-cycles>52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528" meta:character-count="3301" meta:non-whitespace-character-count="2768"/>
  </office:meta>
</office:document-meta>
</file>